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f5d5" officeooo:paragraph-rsid="0007f5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ent ne fecth pas !</text:p>
      <text:p text:style-name="P1"/>
      <text:p text:style-name="P1">Tu la connaît cette situation ou tout semble complètement nickel et que pourtant rien ne fonctionne ?</text:p>
      <text:p text:style-name="P1">Ça fait milles fois que tu as relu ton code : R.A.S, mais ce foutu navigateur n’affiche pas ce qu’il faut !!!</text:p>
      <text:p text:style-name="P1">A ne surtout pas confondre avec l’oublie , trèèèès, insidieux, d’un ponctuation ou d’une accolade ou une balise fermante. Dans les faits c’est extrêmement similaire, mais au bout de la 999 eme relecture, on fini pas la trouver cette virgule qui manque.</text:p>
      <text:p text:style-name="P1">Là non ! Rien en manque, tout est là. T’as build et rebuild ton projet, bien rajouté à la main dans ton nuxt.config.js taget : ‘static’, contrôler la création de toutes les routes, mais rie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0:08:14.830576816</meta:creation-date>
    <dc:date>2021-12-12T10:14:42.155498965</dc:date>
    <meta:editing-duration>PT6M28S</meta:editing-duration>
    <meta:editing-cycles>1</meta:editing-cycles>
    <meta:document-statistic meta:table-count="0" meta:image-count="0" meta:object-count="0" meta:page-count="1" meta:paragraph-count="5" meta:word-count="122" meta:character-count="677" meta:non-whitespace-character-count="560"/>
    <meta:generator>LibreOffice/6.4.7.2$Linux_X86_64 LibreOffice_project/40$Build-2</meta:generator>
  </office:meta>
</office:document-meta>
</file>